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18D00000114EFDF16DE.jpg"/>
  <manifest:file-entry manifest:media-type="image/jpeg" manifest:full-path="Pictures/100000000000007E000000F04C875349.jpg"/>
  <manifest:file-entry manifest:media-type="image/jpeg" manifest:full-path="Pictures/10000000000000EB000000EF355A2BF1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35cm" svg:stroke-color="#ff0000" draw:marker-start="Extrémités_20_de_20_flèche_20_25" draw:marker-start-width="0.21cm" draw:marker-start-center="false" draw:marker-end="Extrémités_20_de_20_flèche_20_2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2.119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ff0000" draw:marker-start="Extrémités_20_de_20_flèche_20_27" draw:marker-start-width="0.21cm" draw:marker-start-center="false" draw:marker-end="Extrémités_20_de_20_flèche_20_2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.941cm" fo:padding-top="0.13cm" fo:padding-bottom="0.13cm" fo:padding-left="0.25cm" fo:padding-right="0.25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000000" fo:font-size="18pt" fo:language="fr" fo:country="FR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graphics>
      <draw:page draw:name="page1" draw:style-name="dp1" draw:master-page-name="Default">
        <draw:frame draw:name="Picture 5" draw:style-name="gr1" draw:text-style-name="P1" draw:layer="layout" svg:width="11.226cm" svg:height="6.248cm" svg:x="5.318cm" svg:y="3.413cm">
          <draw:image xlink:href="Pictures/100000000000018D00000114EFDF16DE.jpg" xlink:type="simple" xlink:show="embed" xlink:actuate="onLoad">
            <text:p/>
          </draw:image>
        </draw:frame>
        <draw:g>
          <draw:frame draw:name="Picture 2" draw:style-name="gr1" draw:text-style-name="P1" draw:layer="layout" svg:width="3.559cm" svg:height="6.8cm" svg:x="12.666cm" svg:y="11.652cm">
            <draw:image xlink:href="Pictures/100000000000007E000000F04C875349.jpg" xlink:type="simple" xlink:show="embed" xlink:actuate="onLoad">
              <text:p/>
            </draw:image>
          </draw:frame>
          <draw:g draw:name="Group 9">
            <draw:frame draw:name="Picture 10" draw:style-name="gr1" draw:text-style-name="P1" draw:layer="layout" svg:width="6.654cm" svg:height="6.752cm" svg:x="6.399cm" svg:y="11.713cm">
              <draw:image xlink:href="Pictures/10000000000000EB000000EF355A2BF1.jpg" xlink:type="simple" xlink:show="embed" xlink:actuate="onLoad">
                <text:p/>
              </draw:image>
            </draw:frame>
            <draw:custom-shape draw:name="Text Box 11" draw:style-name="gr2" draw:text-style-name="P2" draw:layer="layout" svg:width="0.462cm" svg:height="1.101cm" svg:x="8.783cm" svg:y="18.695cm">
              <text:p/>
              <draw:enhanced-geometry svg:viewBox="0 0 21600 21600" draw:type="mso-spt202" draw:enhanced-path="M 0 0 L 21600 0 21600 21600 0 21600 0 0 Z N"/>
            </draw:custom-shape>
            <draw:line draw:name="Line 12" draw:style-name="gr3" draw:text-style-name="P1" draw:layer="layout" svg:x1="12.932cm" svg:y1="11.329cm" svg:x2="6.023cm" svg:y2="11.403cm">
              <text:p/>
            </draw:line>
            <draw:custom-shape draw:name="Text Box 13" draw:style-name="gr4" draw:text-style-name="P4" draw:layer="layout" svg:width="2.619cm" svg:height="1.023cm" svg:x="8.442cm" svg:y="10.249cm">
              <text:list text:style-name="L1">
                <text:list-header>
                  <text:p text:style-name="P3"><text:span text:style-name="T1">4.7 mm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 draw:name="Group 14">
              <draw:line draw:name="Line 15" draw:style-name="gr5" draw:text-style-name="P1" draw:layer="layout" svg:x1="6.129cm" svg:y1="18.327cm" svg:x2="6.077cm" svg:y2="11.456cm">
                <text:p/>
              </draw:line>
              <draw:custom-shape draw:name="Text Box 16" draw:style-name="gr6" draw:text-style-name="P4" draw:layer="layout" svg:width="2.441cm" svg:height="1.023cm" draw:transform="rotate (1.5707963267949) translate (5.064cm 16.103cm)">
                <text:list text:style-name="L1">
                  <text:list-header>
                    <text:p text:style-name="P3"><text:span text:style-name="T1">4.3mm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0" draw:display-name="Extrémités de flèche 10" svg:viewBox="0 0 210 210" svg:d="m105 0 105 210h-210z"/>
    <draw:marker draw:name="Extrémités_20_de_20_flèche_20_11" draw:display-name="Extrémités de flèche 11" svg:viewBox="0 0 210 210" svg:d="m105 0 105 210h-210z"/>
    <draw:marker draw:name="Extrémités_20_de_20_flèche_20_12" draw:display-name="Extrémités de flèche 12" svg:viewBox="0 0 210 210" svg:d="m105 0 105 210h-210z"/>
    <draw:marker draw:name="Extrémités_20_de_20_flèche_20_13" draw:display-name="Extrémités de flèche 13" svg:viewBox="0 0 210 210" svg:d="m105 0 105 210h-210z"/>
    <draw:marker draw:name="Extrémités_20_de_20_flèche_20_14" draw:display-name="Extrémités de flèche 14" svg:viewBox="0 0 210 210" svg:d="m105 0 105 210h-210z"/>
    <draw:marker draw:name="Extrémités_20_de_20_flèche_20_25" draw:display-name="Extrémités de flèche 25" svg:viewBox="0 0 210 210" svg:d="m105 0 105 210h-210z"/>
    <draw:marker draw:name="Extrémités_20_de_20_flèche_20_26" draw:display-name="Extrémités de flèche 26" svg:viewBox="0 0 210 210" svg:d="m105 0 105 210h-210z"/>
    <draw:marker draw:name="Extrémités_20_de_20_flèche_20_27" draw:display-name="Extrémités de flèche 27" svg:viewBox="0 0 210 210" svg:d="m105 0 105 210h-210z"/>
    <draw:marker draw:name="Extrémités_20_de_20_flèche_20_28" draw:display-name="Extrémités de flèche 28" svg:viewBox="0 0 210 210" svg:d="m105 0 105 210h-210z"/>
    <draw:marker draw:name="Extrémités_20_de_20_flèche_20_4" draw:display-name="Extrémités de flèche 4" svg:viewBox="0 0 210 210" svg:d="m105 0 105 210h-210z"/>
    <draw:marker draw:name="Extrémités_20_de_20_flèche_20_5" draw:display-name="Extrémités de flèche 5" svg:viewBox="0 0 210 210" svg:d="m105 0 105 210h-210z"/>
    <draw:marker draw:name="Extrémités_20_de_20_flèche_20_6" draw:display-name="Extrémités de flèche 6" svg:viewBox="0 0 210 210" svg:d="m105 0 105 210h-210z"/>
    <draw:marker draw:name="Extrémités_20_de_20_flèche_20_7" draw:display-name="Extrémités de flèche 7" svg:viewBox="0 0 210 210" svg:d="m105 0 105 210h-210z"/>
    <draw:marker draw:name="Extrémités_20_de_20_flèche_20_8" draw:display-name="Extrémités de flèche 8" svg:viewBox="0 0 210 210" svg:d="m105 0 105 210h-210z"/>
    <draw:marker draw:name="Extrémités_20_de_20_flèche_20_9" draw:display-name="Extrémités de flèche 9" svg:viewBox="0 0 210 210" svg:d="m105 0 105 210h-210z"/>
    <draw:marker draw:name="msArrowEnd_20_5" draw:display-name="msArrowEnd 5" svg:viewBox="0 0 264 264" svg:d="m132 0 132 264h-264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06:57:21</meta:creation-date>
    <dc:date>2014-10-29T07:07:38</dc:date>
    <meta:editing-duration>PT43S</meta:editing-duration>
    <meta:editing-cycles>1</meta:editing-cycles>
    <meta:generator>LibreOffice/3.4$Unix LibreOffice_project/340m1$Build-402</meta:generator>
    <meta:document-statistic meta:object-count="11"/>
  </office:meta>
</office:document-meta>
</file>